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ne of the most impactful projects I’ve led is <text:span text:style-name="Strong_20_Emphasis">Endless Alpha</text:span>—a trading research and execution framework that enables users with minimal coding experience to rapidly prototype, backtest, and deploy autonomous trading strategies across financial markets. I designed and built the system end-to-end, from the API and backtesting engine to the live deployment and visualization layer.</text:p>
      <text:p text:style-name="Text_20_body">At the core of Endless Alpha is a custom-built backtesting engine that mimics TradeStation’s OpenAPI spec at tick-level precision. It’s capable of simulating complex order types and supports infinite mock brokerage accounts, which can be forward-tested on live data. I also built ETL pipelines to stream or ingest user-provided data, dramatically speeding up custom scenario modeling and enabling full offline research workflows.</text:p>
      <text:p text:style-name="Text_20_body">To make it actionable for users, I developed a real-time visualizer for live, historical, and simulated data—integrating directly with Numpy, Pandas, and Mplfinance for compatibility with standard data science workflows. Everything was deployed to AWS, accessible remotely from mobile via Termux and SSH.</text:p>
      <text:p text:style-name="Text_20_body">This project was impactful because it gave non-technical users the ability to design and run complex automated trading strategies—without having to develop any underlying infrastructure. Instead, they could get started with nothing more than a TradeStation API key and begin researching or trading right away. No expensive subscriptions, no complicated setup—just a direct path from idea to execution.</text:p>
      <text:p text:style-name="Text_20_body">I’m also single, with no kids—my code is my baby. If that aligns with what you’re building at Deloitte, I’d love to conne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6T21:21:15.961681417</dc:date>
    <meta:editing-duration>PT2S</meta:editing-duration>
    <meta:editing-cycles>1</meta:editing-cycles>
    <meta:document-statistic meta:table-count="0" meta:image-count="0" meta:object-count="0" meta:page-count="1" meta:paragraph-count="5" meta:word-count="246" meta:character-count="1638" meta:non-whitespace-character-count="1402"/>
    <meta:generator>LibreOffice/7.4.7.2$Linux_X86_64 LibreOffice_project/40$Build-2</meta:generator>
  </office:meta>
</office:document-meta>
</file>